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989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volume_e</text:p>
          </table:table-cell>
          <table:table-cell office:value-type="string" calcext:value-type="string">
            <text:p>volume_a</text:p>
          </table:table-cell>
          <table:table-cell office:value-type="string" calcext:value-type="string">
            <text:p>volume_pr</text:p>
          </table:table-cell>
          <table:table-cell office:value-type="string" calcext:value-type="string">
            <text:p>ratio_e</text:p>
          </table:table-cell>
          <table:table-cell office:value-type="string" calcext:value-type="string">
            <text:p>ratio_a</text:p>
          </table:table-cell>
          <table:table-cell office:value-type="string" calcext:value-type="string">
            <text:p>ratio_pr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945" calcext:value-type="float">
            <text:p>3945</text:p>
          </table:table-cell>
          <table:table-cell office:value-type="float" office:value="3968" calcext:value-type="float">
            <text:p>3968</text:p>
          </table:table-cell>
          <table:table-cell office:value-type="float" office:value="0.328629032258" calcext:value-type="float">
            <text:p>0.3286290323</text:p>
          </table:table-cell>
          <table:table-cell office:value-type="float" office:value="0.494550063371" calcext:value-type="float">
            <text:p>0.4945500634</text:p>
          </table:table-cell>
          <table:table-cell office:value-type="float" office:value="0.543346774194" calcext:value-type="float">
            <text:p>0.5433467742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889" calcext:value-type="float">
            <text:p>3889</text:p>
          </table:table-cell>
          <table:table-cell office:value-type="float" office:value="3967" calcext:value-type="float">
            <text:p>3967</text:p>
          </table:table-cell>
          <table:table-cell office:value-type="float" office:value="0.321401562894" calcext:value-type="float">
            <text:p>0.3214015629</text:p>
          </table:table-cell>
          <table:table-cell office:value-type="float" office:value="0.50938544613" calcext:value-type="float">
            <text:p>0.5093854461</text:p>
          </table:table-cell>
          <table:table-cell office:value-type="float" office:value="0.434837408621" calcext:value-type="float">
            <text:p>0.4348374086</text:p>
          </table:table-cell>
        </table:table-row>
        <table:table-row table:style-name="ro1">
          <table:table-cell office:value-type="float" office:value="3952" calcext:value-type="float">
            <text:p>3952</text:p>
          </table:table-cell>
          <table:table-cell office:value-type="float" office:value="3969" calcext:value-type="float">
            <text:p>3969</text:p>
          </table:table-cell>
          <table:table-cell office:value-type="float" office:value="3971" calcext:value-type="float">
            <text:p>3971</text:p>
          </table:table-cell>
          <table:table-cell office:value-type="float" office:value="0.314271255061" calcext:value-type="float">
            <text:p>0.3142712551</text:p>
          </table:table-cell>
          <table:table-cell office:value-type="float" office:value="0.494079113127" calcext:value-type="float">
            <text:p>0.4940791131</text:p>
          </table:table-cell>
          <table:table-cell office:value-type="float" office:value="0.457567363385" calcext:value-type="float">
            <text:p>0.4575673634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3954" calcext:value-type="float">
            <text:p>3954</text:p>
          </table:table-cell>
          <table:table-cell office:value-type="float" office:value="3972" calcext:value-type="float">
            <text:p>3972</text:p>
          </table:table-cell>
          <table:table-cell office:value-type="float" office:value="0.32560483871" calcext:value-type="float">
            <text:p>0.3256048387</text:p>
          </table:table-cell>
          <table:table-cell office:value-type="float" office:value="0.496206373293" calcext:value-type="float">
            <text:p>0.4962063733</text:p>
          </table:table-cell>
          <table:table-cell office:value-type="float" office:value="0.558408862034" calcext:value-type="float">
            <text:p>0.558408862</text:p>
          </table:table-cell>
        </table:table-row>
        <table:table-row table:style-name="ro1">
          <table:table-cell office:value-type="float" office:value="3974" calcext:value-type="float">
            <text:p>3974</text:p>
          </table:table-cell>
          <table:table-cell office:value-type="float" office:value="3969" calcext:value-type="float">
            <text:p>3969</text:p>
          </table:table-cell>
          <table:table-cell office:value-type="float" office:value="3943" calcext:value-type="float">
            <text:p>3943</text:p>
          </table:table-cell>
          <table:table-cell office:value-type="float" office:value="0.322093608455" calcext:value-type="float">
            <text:p>0.3220936085</text:p>
          </table:table-cell>
          <table:table-cell office:value-type="float" office:value="0.501637692114" calcext:value-type="float">
            <text:p>0.5016376921</text:p>
          </table:table-cell>
          <table:table-cell office:value-type="float" office:value="0.459294953081" calcext:value-type="float">
            <text:p>0.4592949531</text:p>
          </table:table-cell>
        </table:table-row>
        <table:table-row table:style-name="ro1">
          <table:table-cell office:value-type="float" office:value="3967" calcext:value-type="float">
            <text:p>3967</text:p>
          </table:table-cell>
          <table:table-cell office:value-type="float" office:value="3972" calcext:value-type="float">
            <text:p>3972</text:p>
          </table:table-cell>
          <table:table-cell office:value-type="float" office:value="3939" calcext:value-type="float">
            <text:p>3939</text:p>
          </table:table-cell>
          <table:table-cell office:value-type="float" office:value="0.326947315352" calcext:value-type="float">
            <text:p>0.3269473154</text:p>
          </table:table-cell>
          <table:table-cell office:value-type="float" office:value="0.497985901309" calcext:value-type="float">
            <text:p>0.4979859013</text:p>
          </table:table-cell>
          <table:table-cell office:value-type="float" office:value="0.443513582127" calcext:value-type="float">
            <text:p>0.4435135821</text:p>
          </table:table-cell>
        </table:table-row>
        <table:table-row table:style-name="ro1">
          <table:table-cell table:formula="of:=AVERAGE([.A2:.A7])" office:value-type="float" office:value="3966" calcext:value-type="float">
            <text:p>3966</text:p>
          </table:table-cell>
          <table:table-cell table:formula="of:=AVERAGE([.B2:.B7])" office:value-type="float" office:value="3949.66666666667" calcext:value-type="float">
            <text:p>3949.6666666667</text:p>
          </table:table-cell>
          <table:table-cell table:formula="of:=AVERAGE([.C2:.C7])" office:value-type="float" office:value="3960" calcext:value-type="float">
            <text:p>3960</text:p>
          </table:table-cell>
          <table:table-cell table:formula="of:=AVERAGE([.D2:.D7])" office:value-type="float" office:value="0.323157935455" calcext:value-type="float">
            <text:p>0.3231579355</text:p>
          </table:table-cell>
          <table:table-cell table:formula="of:=AVERAGE([.E2:.E7])" office:value-type="float" office:value="0.498974098224" calcext:value-type="float">
            <text:p>0.4989740982</text:p>
          </table:table-cell>
          <table:table-cell table:formula="of:=AVERAGE([.F2:.F7])" office:value-type="float" office:value="0.482828157240333" calcext:value-type="float">
            <text:p>0.4828281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10T10:24:33.424363318</dc:date>
    <meta:document-statistic meta:table-count="1" meta:cell-count="48" meta:object-count="0"/>
    <meta:generator>LibreOffice/4.2.7.2$Linux_X86_64 LibreOffice_project/420m0$Build-2</meta:generator>
  </office:meta>
</office:document-meta>
</file>